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Heading_20_2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Snel aan de slag met Pay.nl</text:h>
      <text:p text:style-name="P1">Van harte welkom bij Pay.nl! Leuk dat u met onze online betaaloplossingen aan de slag gaat. Om u snel op weg te helpen, volgen hier 5 stappen zodat u in een handomdraai betalingen op uw website kunt ontvangen:</text:p>
      <text:list xml:id="list1382897755" text:style-name="L1">
        <text:list-item>
          <text:p text:style-name="P3">Klik op het tabblad ‘Beheren’ en kies dan voor ‘Diensten’. Voeg hier uw website(s) toe door te klikken op ‘Toevoegen’. </text:p>
        </text:list-item>
        <text:list-item>
          <text:p text:style-name="P3">U komt dan in het scherm ‘Nieuwe dienst toevoegen’. U vult hier wat informatie in over uw website. </text:p>
        </text:list-item>
        <text:list-item>
          <text:p text:style-name="P3">Ook kiest u hier hoe u de koppeling met ons systeem wilt maken. Bijvoorbeeld met één van onze kant-en-klare plugins, ons standaard betaalscherm of voor de technici via onze API. Daarna selecteert u nog even de betaalmethoden die u wilt gebruiken. </text:p>
        </text:list-item>
        <text:list-item>
          <text:p text:style-name="P3">Alles ingevuld? Klik dan op ‘Opslaan’. U kunt direct daarna de gekozen plugin of de documentatie downloaden en uw website koppelen met ons systeem. </text:p>
        </text:list-item>
        <text:list-item>
          <text:p text:style-name="P2">Is de koppeling gereed? Dan kunt u met één druk op de knop de testmodus uitschakelen en direct betalingen op uw website ontvangen. </text:p>
        </text:list-item>
      </text:list>
      <text:p text:style-name="Text_20_body"><text:line-break/>Terwijl wij uw eerste betalingen verwerken, voegt u nog een paar documenten toe in het Administratie Paneel. Zodra u dat heeft geregeld, boeken wij de tegoeden automatisch over naar uw rekening. U regelt dit alles in nog geen 15 minuten. Dit nog eens rustig nalezen? <text:a xlink:type="simple" xlink:href="https://admin.pay.nl/docpanel/download/205">Download dan de handleiding </text:a><text:line-break/><text:line-break/>Heeft u vragen of hulp onze hulp nodig? Wij staan voor u paraat.<text:line-break/>Wij wensen u veel succes met uw website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Bitstream Vera Sans" style:font-size-asian="18pt" style:font-weight-asian="bold" style:font-name-complex="Bitstream Vera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Guépin</meta:initial-creator>
    <meta:creation-date>2014-11-20T15:43:10</meta:creation-date>
    <meta:document-statistic meta:table-count="0" meta:image-count="0" meta:object-count="0" meta:page-count="1" meta:paragraph-count="8" meta:word-count="250" meta:character-count="1389"/>
    <dc:date>2014-11-20T15:44:48</dc:date>
    <dc:creator>Tony Guépin</dc:creator>
    <meta:editing-duration>PT00H01M40S</meta:editing-duration>
    <meta:editing-cycles>1</meta:editing-cycles>
    <meta:generator>OpenOffice.org/3.2$Unix OpenOffice.org_project/320m19$Build-9505</meta:generator>
  </office:meta>
</office:document-meta>
</file>